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4.76pt"/>
    </style:style>
    <style:style style:name="co3" style:family="table-column">
      <style:table-column-properties fo:break-before="auto" style:column-width="10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"/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incumbent on the ballot</text:p>
          </table:table-cell>
          <table:table-cell table:number-columns-repeated="4"/>
          <table:table-cell office:value-type="string" calcext:value-type="string">
            <text:p>open seat, party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% won</text:p>
          </table:table-cell>
          <table:table-cell table:style-name="ce1" office:value-type="string" calcext:value-type="string">
            <text:p>% lost</text:p>
          </table:table-cell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% won</text:p>
          </table:table-cell>
          <table:table-cell table:style-name="ce1" office:value-type="string" calcext:value-type="string">
            <text:p>% lost</text:p>
          </table:table-cell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<text:s text:c="2"/>pan</text:p>
          </table:table-cell>
          <table:table-cell table:style-name="ce2" table:formula="of:=[.B10]*100/[.E10]" office:value-type="float" office:value="65.9340659340659" calcext:value-type="float">
            <text:p>66</text:p>
          </table:table-cell>
          <table:table-cell table:style-name="ce2" table:formula="of:=[.C10]*100/[.E10]" office:value-type="float" office:value="34.0659340659341" calcext:value-type="float">
            <text:p>34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2" table:formula="of:=[.G10]*100/[.J10]" office:value-type="float" office:value="38.609865470852" calcext:value-type="float">
            <text:p>39</text:p>
          </table:table-cell>
          <table:table-cell table:style-name="ce2" table:formula="of:=[.H10]*100/[.J10]" office:value-type="float" office:value="61.390134529148" calcext:value-type="float">
            <text:p>6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string" calcext:value-type="string">
            <text:p><text:s text:c="2"/>pri</text:p>
          </table:table-cell>
          <table:table-cell table:style-name="ce2" table:formula="of:=[.B11]*100/[.E11]" office:value-type="float" office:value="69.9300699300699" calcext:value-type="float">
            <text:p>70</text:p>
          </table:table-cell>
          <table:table-cell table:style-name="ce2" table:formula="of:=[.C11]*100/[.E11]" office:value-type="float" office:value="30.0699300699301" calcext:value-type="float">
            <text:p>30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2" table:formula="of:=[.G11]*100/[.J11]" office:value-type="float" office:value="54.4717386119723" calcext:value-type="float">
            <text:p>54</text:p>
          </table:table-cell>
          <table:table-cell table:style-name="ce2" table:formula="of:=[.H11]*100/[.J11]" office:value-type="float" office:value="45.5282613880277" calcext:value-type="float">
            <text:p>46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4193" calcext:value-type="float">
            <text:p>4193</text:p>
          </table:table-cell>
        </table:table-row>
        <table:table-row table:style-name="ro1">
          <table:table-cell office:value-type="string" calcext:value-type="string">
            <text:p><text:s text:c="2"/>prd</text:p>
          </table:table-cell>
          <table:table-cell table:style-name="ce2" table:formula="of:=[.B12]*100/[.E12]" office:value-type="float" office:value="65.3846153846154" calcext:value-type="float">
            <text:p>65</text:p>
          </table:table-cell>
          <table:table-cell table:style-name="ce2" table:formula="of:=[.C12]*100/[.E12]" office:value-type="float" office:value="34.6153846153846" calcext:value-type="float">
            <text:p>35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2" table:formula="of:=[.G12]*100/[.J12]" office:value-type="float" office:value="37.1941272430669" calcext:value-type="float">
            <text:p>37</text:p>
          </table:table-cell>
          <table:table-cell table:style-name="ce2" table:formula="of:=[.H12]*100/[.J12]" office:value-type="float" office:value="62.8058727569331" calcext:value-type="float">
            <text:p>63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string" calcext:value-type="string">
            <text:p><text:s text:c="2"/>morena</text:p>
          </table:table-cell>
          <table:table-cell table:style-name="ce2" table:formula="of:=[.B13]*100/[.E13]" office:value-type="float" office:value="18.2795698924731" calcext:value-type="float">
            <text:p>18</text:p>
          </table:table-cell>
          <table:table-cell table:style-name="ce2" table:formula="of:=[.C13]*100/[.E13]" office:value-type="float" office:value="81.7204301075269" calcext:value-type="float">
            <text:p>82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2" table:formula="of:=[.G13]*100/[.J13]" office:value-type="float" office:value="12.3417721518987" calcext:value-type="float">
            <text:p>12</text:p>
          </table:table-cell>
          <table:table-cell table:style-name="ce2" table:formula="of:=[.H13]*100/[.J13]" office:value-type="float" office:value="87.6582278481013" calcext:value-type="float">
            <text:p>88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<text:s text:c="2"/>other</text:p>
          </table:table-cell>
          <table:table-cell table:style-name="ce2" table:formula="of:=[.B14]*100/[.E14]" office:value-type="float" office:value="45.0549450549451" calcext:value-type="float">
            <text:p>45</text:p>
          </table:table-cell>
          <table:table-cell table:style-name="ce2" table:formula="of:=[.C14]*100/[.E14]" office:value-type="float" office:value="54.9450549450549" calcext:value-type="float">
            <text:p>55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table:formula="of:=[.G14]*100/[.J14]" office:value-type="float" office:value="19.8630136986301" calcext:value-type="float">
            <text:p>20</text:p>
          </table:table-cell>
          <table:table-cell table:style-name="ce2" table:formula="of:=[.H14]*100/[.J14]" office:value-type="float" office:value="80.1369863013699" calcext:value-type="float">
            <text:p>80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2" table:formula="of:=[.B15]*100/[.E15]" office:value-type="float" office:value="55.1401869158879" calcext:value-type="float">
            <text:p>55</text:p>
          </table:table-cell>
          <table:table-cell table:style-name="ce2" table:formula="of:=[.C15]*100/[.E15]" office:value-type="float" office:value="44.8598130841121" calcext:value-type="float">
            <text:p>45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535" calcext:value-type="float">
            <text:p>535</text:p>
          </table:table-cell>
          <table:table-cell/>
          <table:table-cell table:style-name="ce2" table:formula="of:=[.G15]*100/[.J15]" office:value-type="float" office:value="42.7617669967731" calcext:value-type="float">
            <text:p>43</text:p>
          </table:table-cell>
          <table:table-cell table:style-name="ce2" table:formula="of:=[.H15]*100/[.J15]" office:value-type="float" office:value="57.2382330032269" calcext:value-type="float">
            <text:p>57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8987" calcext:value-type="float">
            <text:p>898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<text:s text:c="2"/>anulada</text:p>
          </table:table-cell>
          <table:table-cell office:value-type="float" office:value="120" calcext:value-type="float">
            <text:p>120</text:p>
          </table:table-cell>
          <table:table-cell office:value-type="float" office:value="62" calcext:value-type="float">
            <text:p>62</text:p>
          </table:table-cell>
          <table:table-cell/>
          <table:table-cell table:formula="of:=SUM([.B10:.C10])" office:value-type="float" office:value="182" calcext:value-type="float">
            <text:p>182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float" office:value="1369" calcext:value-type="float">
            <text:p>1369</text:p>
          </table:table-cell>
          <table:table-cell/>
          <table:table-cell table:formula="of:=SUM([.G10:.H10])" office:value-type="float" office:value="2230" calcext:value-type="float">
            <text:p>2230</text:p>
          </table:table-cell>
        </table:table-row>
        <table:table-row table:style-name="ro1">
          <table:table-cell office:value-type="string" calcext:value-type="string">
            <text:p><text:s text:c="2"/>consejoMunic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/>
          <table:table-cell table:formula="of:=SUM([.B11:.C11])" office:value-type="float" office:value="143" calcext:value-type="float">
            <text:p>143</text:p>
          </table:table-cell>
          <table:table-cell/>
          <table:table-cell office:value-type="float" office:value="2284" calcext:value-type="float">
            <text:p>2284</text:p>
          </table:table-cell>
          <table:table-cell office:value-type="float" office:value="1909" calcext:value-type="float">
            <text:p>1909</text:p>
          </table:table-cell>
          <table:table-cell/>
          <table:table-cell table:formula="of:=SUM([.G11:.H11])" office:value-type="float" office:value="4193" calcext:value-type="float">
            <text:p>4193</text:p>
          </table:table-cell>
        </table:table-row>
        <table:table-row table:style-name="ro1">
          <table:table-cell office:value-type="string" calcext:value-type="string">
            <text:p><text:s text:c="2"/>litigio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/>
          <table:table-cell table:formula="of:=SUM([.B12:.C12])" office:value-type="float" office:value="26" calcext:value-type="float">
            <text:p>26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770" calcext:value-type="float">
            <text:p>770</text:p>
          </table:table-cell>
          <table:table-cell/>
          <table:table-cell table:formula="of:=SUM([.G12:.H12])" office:value-type="float" office:value="1226" calcext:value-type="float">
            <text:p>122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/>
          <table:table-cell table:formula="of:=SUM([.B13:.C13])" office:value-type="float" office:value="93" calcext:value-type="float">
            <text:p>9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77" calcext:value-type="float">
            <text:p>277</text:p>
          </table:table-cell>
          <table:table-cell/>
          <table:table-cell table:formula="of:=SUM([.G13:.H13])" office:value-type="float" office:value="316" calcext:value-type="float">
            <text:p>316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M([.B14:.C14])" office:value-type="float" office:value="91" calcext:value-type="float">
            <text:p>91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SUM([.G14:.H14])" office:value-type="float" office:value="1022" calcext:value-type="float">
            <text:p>1022</text:p>
          </table:table-cell>
        </table:table-row>
        <table:table-row table:style-name="ro1">
          <table:table-cell/>
          <table:table-cell table:formula="of:=SUM([.B10:.B14])" office:value-type="float" office:value="295" calcext:value-type="float">
            <text:p>295</text:p>
          </table:table-cell>
          <table:table-cell table:formula="of:=SUM([.C10:.C14])" office:value-type="float" office:value="240" calcext:value-type="float">
            <text:p>240</text:p>
          </table:table-cell>
          <table:table-cell/>
          <table:table-cell table:formula="of:=SUM([.E10:.E14])" office:value-type="float" office:value="535" calcext:value-type="float">
            <text:p>535</text:p>
          </table:table-cell>
          <table:table-cell/>
          <table:table-cell table:formula="of:=SUM([.G10:.G14])" office:value-type="float" office:value="3843" calcext:value-type="float">
            <text:p>3843</text:p>
          </table:table-cell>
          <table:table-cell table:formula="of:=SUM([.H10:.H14])" office:value-type="float" office:value="5144" calcext:value-type="float">
            <text:p>5144</text:p>
          </table:table-cell>
          <table:table-cell/>
          <table:table-cell table:formula="of:=SUM([.J10:.J14])" office:value-type="float" office:value="8987" calcext:value-type="float">
            <text:p>89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2T04:26:40.237461576</meta:creation-date>
    <dc:date>2020-10-07T12:16:27.318762821</dc:date>
    <meta:editing-duration>P4DT17H31M51S</meta:editing-duration>
    <meta:editing-cycles>1</meta:editing-cycles>
    <meta:document-statistic meta:table-count="1" meta:cell-count="103" meta:object-count="0"/>
    <meta:generator>LibreOffice/5.1.6.2$Linux_X86_64 LibreOffice_project/10m0$Build-2</meta:generator>
  </office:meta>
</office:document-meta>
</file>